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4.429cm" fo:min-width="3.5cm"/>
    </style:style>
    <style:style style:name="gr2" style:family="graphic" style:parent-style-name="standard">
      <style:graphic-properties svg:stroke-width="0.106cm" svg:stroke-color="#cb4335" draw:marker-start-width="0.358cm" draw:marker-end-width="0.358cm" draw:fill-color="#cb4335" draw:opacity="27%" draw:textarea-horizontal-align="justify" draw:textarea-vertical-align="middle" draw:auto-grow-height="false" fo:min-height="0.174cm" fo:min-width="0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width="0.106cm" svg:stroke-color="#eb984e" draw:marker-start-width="0.358cm" draw:marker-end-width="0.358cm" draw:fill-color="#eb984e" draw:opacity="27%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9e79f" draw:marker-start-width="0.358cm" draw:marker-end-width="0.358cm" draw:fill-color="#f9e79f" draw:opacity="27%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808b96" draw:marker-start-width="0.358cm" draw:marker-end-width="0.358cm" draw:fill-color="#808b96" draw:opacity="27%" draw:textarea-horizontal-align="justify" draw:textarea-vertical-align="middle" draw:auto-grow-height="false" fo:min-height="0.07cm" fo:min-width="0cm" fo:padding-top="0.177cm" fo:padding-bottom="0.177cm" fo:padding-left="0.302cm" fo:padding-right="0.30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 draw:opacity="50%"/>
      <style:paragraph-properties fo:text-align="center"/>
      <style:text-properties fo:font-size="12pt"/>
    </style:style>
    <style:style style:name="P2" style:family="paragraph">
      <loext:graphic-properties draw:fill-color="#cb4335" draw:opacity="27%"/>
      <style:paragraph-properties fo:text-align="center"/>
      <style:text-properties fo:font-size="12pt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2pt" fo:font-weight="bold"/>
    </style:style>
    <style:style style:name="P6" style:family="paragraph">
      <loext:graphic-properties draw:fill="none" draw:fill-color="#ffffff"/>
      <style:text-properties fo:font-size="12pt" fo:font-weight="bold"/>
    </style:style>
    <style:style style:name="P7" style:family="paragraph">
      <loext:graphic-properties draw:fill-color="#eb984e" draw:opacity="27%"/>
      <style:paragraph-properties fo:text-align="center"/>
      <style:text-properties fo:font-size="12pt"/>
    </style:style>
    <style:style style:name="P8" style:family="paragraph">
      <loext:graphic-properties draw:fill-color="#f9e79f" draw:opacity="27%"/>
      <style:paragraph-properties fo:text-align="center"/>
      <style:text-properties fo:font-size="12pt"/>
    </style:style>
    <style:style style:name="P9" style:family="paragraph">
      <loext:graphic-properties draw:fill-color="#808b96" draw:opacity="27%"/>
      <style:paragraph-properties fo:text-align="center"/>
      <style:text-properties fo:font-size="12pt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cm" svg:height="4.679cm" svg:x="7.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7.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06cm" svg:height="0.878cm" svg:x="8.394cm" svg:y="2.4cm">
          <draw:text-box>
            <text:p text:style-name="P3">&gt; 75 cm</text:p>
          </draw:text-box>
        </draw:frame>
        <draw:frame draw:style-name="gr4" draw:text-style-name="P6" draw:layer="layout" svg:width="4.115cm" svg:height="1.673cm" svg:x="7.154cm" svg:y="1.2cm">
          <draw:text-box>
            <text:p text:style-name="P5">Anomalie 'heute' <text:line-break/>ggb. 2002-2012</text:p>
          </draw:text-box>
        </draw:frame>
        <draw:frame draw:style-name="gr3" draw:text-style-name="P4" draw:layer="layout" svg:width="2.705cm" svg:height="0.878cm" svg:x="8.295cm" svg:y="3.231cm">
          <draw:text-box>
            <text:p text:style-name="P3">75-50 cm</text:p>
          </draw:text-box>
        </draw:frame>
        <draw:custom-shape draw:style-name="gr5" draw:text-style-name="P7" draw:layer="layout" svg:width="0.6cm" svg:height="0.6cm" svg:x="7.601cm" svg:y="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679cm" svg:height="0.878cm" svg:x="8.321cm" svg:y="4.062cm">
          <draw:text-box>
            <text:p text:style-name="P3">50-25 cm</text:p>
          </draw:text-box>
        </draw:frame>
        <draw:custom-shape draw:style-name="gr6" draw:text-style-name="P8" draw:layer="layout" svg:width="0.6cm" svg:height="0.6cm" svg:x="7.606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825cm" svg:height="0.878cm" svg:x="8.375cm" svg:y="4.801cm">
          <draw:text-box>
            <text:p text:style-name="P3">&lt; 25 cm</text:p>
          </draw:text-box>
        </draw:frame>
        <draw:custom-shape draw:style-name="gr7" draw:text-style-name="P9" draw:layer="layout" svg:width="0.6cm" svg:height="0.6cm" svg:x="7.621cm" svg:y="4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ik Heistermann</meta:initial-creator>
    <meta:creation-date>2022-03-01T12:03:57.117766136</meta:creation-date>
    <dc:date>2022-03-01T15:24:17.524271492</dc:date>
    <dc:creator>Maik Heistermann</dc:creator>
    <meta:editing-duration>PT37M8S</meta:editing-duration>
    <meta:editing-cycles>2</meta:editing-cycles>
    <meta:generator>LibreOffice/6.0.7.3$Linux_X86_64 LibreOffice_project/00m0$Build-3</meta:generator>
    <meta:document-statistic meta:object-count="33"/>
  </office:meta>
</office:document-meta>
</file>